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c793b" officeooo:paragraph-rsid="001c793b" style:font-size-asian="18pt" style:font-size-complex="18pt"/>
    </style:style>
    <style:style style:name="P2" style:family="paragraph" style:parent-style-name="Standard">
      <style:text-properties fo:font-size="18pt" fo:font-weight="bold" officeooo:rsid="001c793b" officeooo:paragraph-rsid="001c793b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normal" officeooo:rsid="001c793b" officeooo:paragraph-rsid="001c793b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size="18pt" fo:font-weight="normal" officeooo:rsid="001d9460" officeooo:paragraph-rsid="001d9460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UEGO BINGO EN HTML/JS</text:p>
      <text:p text:style-name="P2">OBJETIVOS/ESTRUCTURA:</text:p>
      <text:p text:style-name="P1">CARTONES con 9 columnas y 3 filas, la primera columna los numeros pueden ir del 1 al 9, la segunda columna del 10 al 19 y asi hasta la novena. En todo el carton hay 30 casillas de las cuales 15 son numeros y 12 son huecos. (6 filas con 2 números y 3 filas con 3 números). Cada carton debe terner numero al azar y los huecos y numeros tambien deben ser al azar.</text:p>
      <text:p text:style-name="P3">El jugador puede elegir entre 1 y 5 cartones, habrán 5 divs ya creados en el html y según los cartones elegidos se mostrarán mas o menos.</text:p>
      <text:p text:style-name="P3">La idea será usar una clase y asignar a cada div una variable instanciando dicha clase.</text:p>
      <text:p text:style-name="P3">La clase tendra un array con el estado de cada numero. </text:p>
      <text:p text:style-name="P3">Habrá una función que repintará los cartones mostrados en pantalla, según el valor en esa posición del array se pintará algo distintos</text:p>
      <text:p text:style-name="P3">(100=casilla vacia, entre 1 y 89 se motrará el numero, entre 101 y 189 se motrará el número pero marcado, indicando que dicho número ya ha salido)</text:p>
      <text:p text:style-name="P3"/>
      <text:p text:style-name="P4"><text:span text:style-name="T2">Cada cartón</text:span> tendrá sus propias casillas individuales, para identificarlas se usará la siguiente estructura: <text:span text:style-name="T1">casilla111</text:span></text:p>
      <text:p text:style-name="P4">El primero número indica el jugador (1 es el primer jugador y 2 se refiere al segundo jugador o a la máquina), el segundo número indica cual es el número de carton donde se encuentra dicha casilla, es decir, si el jugador tiene 3 cartones, casilla121 se referirá al segundo carton del primero jugador) y el tercer número se referirá al número de casilla de cada cartó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13:37:26.883000000</meta:creation-date>
    <meta:generator>LibreOffice/24.2.5.2$Windows_X86_64 LibreOffice_project/bffef4ea93e59bebbeaf7f431bb02b1a39ee8a59</meta:generator>
    <dc:date>2025-01-22T17:17:25.697000000</dc:date>
    <meta:editing-duration>PT44M23S</meta:editing-duration>
    <meta:editing-cycles>2</meta:editing-cycles>
    <meta:document-statistic meta:table-count="0" meta:image-count="0" meta:object-count="0" meta:page-count="1" meta:paragraph-count="10" meta:word-count="265" meta:character-count="1449" meta:non-whitespace-character-count="1193"/>
  </office:meta>
</office:document-meta>
</file>